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plunk Ports:</text:p>
      <text:p text:style-name="Normal"/>
      <text:p text:style-name="Normal">Splunk Ports<text:tab/><text:s text:c="4"/>Splunk Component<text:tab/>Type<text:tab/><text:s text:c="5"/>Description</text:p>
      <text:p text:style-name="Normal">22 <text:s text:c="37"/>SSH <text:s text:c="24"/>Default <text:s text:c="12"/>Connect SSH Terminal</text:p>
      <text:p text:style-name="Normal">514<text:tab/><text:s text:c="27"/>Syslog <text:s text:c="19"/>Convention <text:s text:c="3"/>Syslog, TCP or UDP</text:p>
      <text:p text:style-name="Normal">8000<text:tab/><text:s text:c="27"/>Web Interface <text:s text:c="4"/>Default <text:s text:c="8"/>Splunk Web (HTTP by Default)</text:p>
      <text:p text:style-name="Normal">8080, 9887<text:tab/><text:s text:c="10"/>Indexers<text:tab/><text:s text:c="13"/>Default<text:tab/><text:s text:c="5"/>Indexer replication</text:p>
      <text:p text:style-name="Normal">8081, 8181, 9887 <text:s text:c="3"/>Search Heads <text:s text:c="6"/>Default <text:s text:c="6"/>SHC Replication</text:p>
      <text:p text:style-name="Normal">8088<text:tab/><text:s text:c="23"/>HTTP <text:s/>(HEC) <text:s text:c="11"/>Default <text:s text:c="6"/>Collects data sent to Splunk over HTTP</text:p>
      <text:p text:style-name="Normal">8089<text:tab/><text:s text:c="24"/>Splunk<text:tab/><text:s text:c="13"/>Default<text:tab/><text:s text:c="12"/>Management port</text:p>
      <text:p text:style-name="Normal">8089<text:tab/><text:s text:c="20"/>Indexers<text:tab/><text:s text:c="13"/>Default<text:tab/><text:s text:c="18"/>REST API Access</text:p>
      <text:p text:style-name="Normal">8089 <text:s text:c="19"/>Deployment Server <text:s text:c="7"/>Default<text:tab/><text:s text:c="5"/>Management port for Splunk deployment server.</text:p>
      <text:p text:style-name="Normal">8089<text:tab/><text:s text:c="16"/>Search Heads <text:s text:c="16"/>Default<text:tab/><text:s text:c="8"/>Management port for Splunk search heads</text:p>
      <text:p text:style-name="Normal">8191<text:tab/><text:s text:c="15"/>KV Store<text:tab/><text:s text:c="14"/>Default<text:tab/><text:s text:c="13"/>Internal and Replication</text:p>
      <text:p text:style-name="Normal">9997<text:tab/><text:s text:c="15"/>Forwarders<text:tab/><text:s text:c="14"/>Convention <text:s text:c="3"/>forwarding port for sending data to indexers.</text:p>
      <text:p text:style-name="Normal">9998<text:tab/><text:s text:c="14"/>Uni.For &amp; Indexers <text:s text:c="7"/>Default<text:tab/><text:s text:c="5"/>SSL communication between forwarders and indexers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batunde kuye</meta:initial-creator>
    <dc:creator>babatunde kuye</dc:creator>
    <meta:creation-date>2024-09-21T10:24:00Z</meta:creation-date>
    <dc:date>2024-09-21T10:29:00Z</dc:date>
    <meta:template xlink:href="Normal" xlink:type="simple"/>
    <meta:editing-cycles>1</meta:editing-cycles>
    <meta:editing-duration>PT300S</meta:editing-duration>
    <meta:document-statistic meta:page-count="1" meta:paragraph-count="2" meta:word-count="194" meta:character-count="1303" meta:row-count="9" meta:non-whitespace-character-count="1111"/>
  </office:meta>
</office:document-meta>
</file>